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language="zxx" fo:country="none" officeooo:paragraph-rsid="00128bde" style:language-asian="zxx" style:country-asian="none" style:language-complex="zxx" style:country-complex="none"/>
    </style:style>
    <style:style style:name="P2" style:family="paragraph" style:parent-style-name="Standard">
      <style:paragraph-properties fo:margin-top="0in" fo:margin-bottom="0in" loext:contextual-spacing="false"/>
      <style:text-properties fo:language="zxx" fo:country="none" officeooo:rsid="0013c97f" officeooo:paragraph-rsid="0013c97f" style:language-asian="zxx" style:country-asian="none" style:language-complex="zxx" style:country-complex="none"/>
    </style:style>
    <style:style style:name="P3" style:family="paragraph" style:parent-style-name="Standard">
      <style:paragraph-properties fo:margin-top="0in" fo:margin-bottom="0in" loext:contextual-spacing="false"/>
      <style:text-properties fo:language="zxx" fo:country="none" officeooo:rsid="00142e7d" officeooo:paragraph-rsid="00142e7d" style:language-asian="zxx" style:country-asian="none" style:language-complex="zxx" style:country-complex="none"/>
    </style:style>
    <style:style style:name="P4" style:family="paragraph" style:parent-style-name="Standard">
      <style:paragraph-properties fo:margin-top="0in" fo:margin-bottom="0in" loext:contextual-spacing="false"/>
      <style:text-properties fo:language="zxx" fo:country="none" officeooo:rsid="0016bd81" officeooo:paragraph-rsid="0016bd81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in" loext:contextual-spacing="false"/>
      <style:text-properties fo:language="zxx" fo:country="none" officeooo:paragraph-rsid="0015ad85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in" loext:contextual-spacing="false"/>
      <style:text-properties fo:language="zxx" fo:country="none" officeooo:paragraph-rsid="0016bd81" style:language-asian="zxx" style:country-asian="none" style:language-complex="zxx" style:country-complex="none"/>
    </style:style>
    <style:style style:name="P7" style:family="paragraph" style:parent-style-name="Standard">
      <style:paragraph-properties fo:margin-top="0in" fo:margin-bottom="0in" loext:contextual-spacing="false"/>
      <style:text-properties fo:font-size="11pt" fo:language="zxx" fo:country="none" fo:font-style="italic" officeooo:rsid="00128bde" officeooo:paragraph-rsid="00128bde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" style:family="paragraph" style:parent-style-name="Standard">
      <style:paragraph-properties fo:margin-top="0in" fo:margin-bottom="0in" loext:contextual-spacing="false"/>
      <style:text-properties fo:font-size="11pt" fo:language="zxx" fo:country="none" fo:font-style="italic" officeooo:rsid="0015ad85" officeooo:paragraph-rsid="0015ad8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9" style:family="paragraph" style:parent-style-name="TEXT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0" style:family="paragraph" style:parent-style-name="TEXT">
      <style:paragraph-properties fo:margin-top="0in" fo:margin-bottom="0in" loext:contextual-spacing="false"/>
      <style:text-properties fo:language="zxx" fo:country="none" officeooo:paragraph-rsid="00247cf4" style:language-asian="zxx" style:country-asian="none" style:language-complex="zxx" style:country-complex="none"/>
    </style:style>
    <style:style style:name="P11" style:family="paragraph" style:parent-style-name="TEXT">
      <style:paragraph-properties fo:margin-top="0in" fo:margin-bottom="0in" loext:contextual-spacing="false"/>
      <style:text-properties fo:language="zxx" fo:country="none" officeooo:paragraph-rsid="001f7f61" style:language-asian="zxx" style:country-asian="none" style:language-complex="zxx" style:country-complex="none"/>
    </style:style>
    <style:style style:name="P12" style:family="paragraph" style:parent-style-name="TEXT">
      <style:paragraph-properties fo:margin-top="0in" fo:margin-bottom="0in" loext:contextual-spacing="false"/>
      <style:text-properties fo:language="zxx" fo:country="none" officeooo:rsid="00337147" officeooo:paragraph-rsid="00337147" style:language-asian="zxx" style:country-asian="none" style:language-complex="zxx" style:country-complex="none"/>
    </style:style>
    <style:style style:name="P13" style:family="paragraph" style:parent-style-name="TEXT">
      <style:paragraph-properties fo:margin-top="0in" fo:margin-bottom="0in" loext:contextual-spacing="false"/>
      <style:text-properties fo:language="zxx" fo:country="none" officeooo:paragraph-rsid="001e1632" style:language-asian="zxx" style:country-asian="none" style:language-complex="zxx" style:country-complex="none"/>
    </style:style>
    <style:style style:name="P14" style:family="paragraph" style:parent-style-name="TEXT">
      <style:paragraph-properties fo:margin-top="0in" fo:margin-bottom="0in" loext:contextual-spacing="false"/>
      <style:text-properties fo:language="zxx" fo:country="none" officeooo:paragraph-rsid="0021c1e1" style:language-asian="zxx" style:country-asian="none" style:language-complex="zxx" style:country-complex="none"/>
    </style:style>
    <style:style style:name="P15" style:family="paragraph" style:parent-style-name="TEXT">
      <style:paragraph-properties fo:margin-top="0in" fo:margin-bottom="0in" loext:contextual-spacing="false"/>
      <style:text-properties fo:language="zxx" fo:country="none" officeooo:paragraph-rsid="00251aeb" style:language-asian="zxx" style:country-asian="none" style:language-complex="zxx" style:country-complex="none"/>
    </style:style>
    <style:style style:name="P16" style:family="paragraph" style:parent-style-name="TEXT">
      <style:paragraph-properties fo:margin-top="0in" fo:margin-bottom="0in" loext:contextual-spacing="false"/>
      <style:text-properties fo:language="zxx" fo:country="none" officeooo:rsid="001f3440" officeooo:paragraph-rsid="00251aeb" style:language-asian="zxx" style:country-asian="none" style:language-complex="zxx" style:country-complex="none"/>
    </style:style>
    <style:style style:name="P17" style:family="paragraph" style:parent-style-name="TEXT">
      <style:paragraph-properties fo:margin-top="0in" fo:margin-bottom="0in" loext:contextual-spacing="false"/>
      <style:text-properties fo:language="zxx" fo:country="none" officeooo:rsid="001f3440" officeooo:paragraph-rsid="0029cb91" style:language-asian="zxx" style:country-asian="none" style:language-complex="zxx" style:country-complex="none"/>
    </style:style>
    <style:style style:name="P18" style:family="paragraph" style:parent-style-name="TEXT">
      <style:paragraph-properties fo:margin-top="0in" fo:margin-bottom="0in" loext:contextual-spacing="false"/>
      <style:text-properties fo:language="zxx" fo:country="none" officeooo:rsid="001cb6d8" officeooo:paragraph-rsid="003b6c0b" style:language-asian="zxx" style:country-asian="none" style:language-complex="zxx" style:country-complex="none"/>
    </style:style>
    <style:style style:name="P19" style:family="paragraph" style:parent-style-name="TEXT">
      <style:paragraph-properties fo:margin-top="0in" fo:margin-bottom="0in" loext:contextual-spacing="false"/>
      <style:text-properties fo:language="zxx" fo:country="none" officeooo:rsid="003ad6b4" officeooo:paragraph-rsid="003ad6b4" style:language-asian="zxx" style:country-asian="none" style:language-complex="zxx" style:country-complex="none"/>
    </style:style>
    <style:style style:name="P20" style:family="paragraph" style:parent-style-name="TEXT">
      <style:paragraph-properties fo:margin-top="0in" fo:margin-bottom="0in" loext:contextual-spacing="false"/>
      <style:text-properties fo:language="zxx" fo:country="none" officeooo:paragraph-rsid="003d483c" style:language-asian="zxx" style:country-asian="none" style:language-complex="zxx" style:country-complex="none"/>
    </style:style>
    <style:style style:name="P21" style:family="paragraph" style:parent-style-name="TEXT">
      <style:paragraph-properties fo:margin-top="0in" fo:margin-bottom="0in" loext:contextual-spacing="false"/>
      <style:text-properties fo:language="zxx" fo:country="none" officeooo:paragraph-rsid="003ad6b4" style:language-asian="zxx" style:country-asian="none" style:language-complex="zxx" style:country-complex="none"/>
    </style:style>
    <style:style style:name="P22" style:family="paragraph" style:parent-style-name="TEXT">
      <style:paragraph-properties fo:margin-top="0in" fo:margin-bottom="0in" loext:contextual-spacing="false"/>
      <style:text-properties fo:language="zxx" fo:country="none" officeooo:paragraph-rsid="003b6c0b" style:language-asian="zxx" style:country-asian="none" style:language-complex="zxx" style:country-complex="none"/>
    </style:style>
    <style:style style:name="P23" style:family="paragraph" style:parent-style-name="TEXT">
      <style:paragraph-properties fo:margin-top="0in" fo:margin-bottom="0in" loext:contextual-spacing="false"/>
      <style:text-properties fo:language="zxx" fo:country="none" officeooo:rsid="003b6c0b" officeooo:paragraph-rsid="003b6c0b" style:language-asian="zxx" style:country-asian="none" style:language-complex="zxx" style:country-complex="none"/>
    </style:style>
    <style:style style:name="P24" style:family="paragraph" style:parent-style-name="TEXT">
      <style:paragraph-properties fo:margin-top="0in" fo:margin-bottom="0in" loext:contextual-spacing="false"/>
      <style:text-properties fo:language="zxx" fo:country="none" officeooo:rsid="003b6c0b" officeooo:paragraph-rsid="003ffdb2" style:language-asian="zxx" style:country-asian="none" style:language-complex="zxx" style:country-complex="none"/>
    </style:style>
    <style:style style:name="P25" style:family="paragraph" style:parent-style-name="TEXT">
      <style:paragraph-properties fo:margin-top="0in" fo:margin-bottom="0in" loext:contextual-spacing="false"/>
      <style:text-properties fo:language="zxx" fo:country="none" officeooo:paragraph-rsid="00418381" style:language-asian="zxx" style:country-asian="none" style:language-complex="zxx" style:country-complex="none"/>
    </style:style>
    <style:style style:name="P26" style:family="paragraph" style:parent-style-name="TEXT">
      <style:paragraph-properties fo:margin-top="0in" fo:margin-bottom="0in" loext:contextual-spacing="false"/>
      <style:text-properties fo:language="zxx" fo:country="none" fo:font-weight="bold" officeooo:rsid="00376c18" officeooo:paragraph-rsid="00376c18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">
      <style:paragraph-properties fo:margin-top="0in" fo:margin-bottom="0in" loext:contextual-spacing="false"/>
      <style:text-properties fo:language="zxx" fo:country="none" fo:font-weight="bold" officeooo:rsid="003a92fc" officeooo:paragraph-rsid="003ad6b4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">
      <style:paragraph-properties fo:margin-top="0in" fo:margin-bottom="0in" loext:contextual-spacing="false"/>
      <style:text-properties fo:language="zxx" fo:country="none" fo:font-weight="bold" officeooo:rsid="003a92fc" officeooo:paragraph-rsid="0043be04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EXT">
      <style:paragraph-properties fo:margin-top="0in" fo:margin-bottom="0in" loext:contextual-spacing="false"/>
      <style:text-properties fo:language="zxx" fo:country="none" fo:font-weight="bold" officeooo:rsid="0043be04" officeooo:paragraph-rsid="0043be04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EXT">
      <style:paragraph-properties fo:margin-top="0in" fo:margin-bottom="0in" loext:contextual-spacing="false"/>
      <style:text-properties fo:language="zxx" fo:country="none" fo:font-weight="normal" officeooo:rsid="0043be04" officeooo:paragraph-rsid="0043be04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855bf" officeooo:paragraph-rsid="002855b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dd195" officeooo:paragraph-rsid="002e68f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e68ff" officeooo:paragraph-rsid="002e68ff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2e68ff" officeooo:paragraph-rsid="003a92fc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normal" officeooo:rsid="002e68ff" officeooo:paragraph-rsid="002e68ff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6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normal" officeooo:rsid="0043be04" officeooo:paragraph-rsid="0043be04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7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1f3440" officeooo:paragraph-rsid="0029cb91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38" style:family="paragraph" style:parent-style-name="TEXT">
      <style:paragraph-properties fo:margin-top="0in" fo:margin-bottom="0in" loext:contextual-spacing="false"/>
      <style:text-properties fo:font-size="11pt" fo:language="zxx" fo:country="none" fo:font-style="italic" officeooo:rsid="003ad6b4" officeooo:paragraph-rsid="003ad6b4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39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ffdb2" officeooo:paragraph-rsid="003ffdb2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0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ffdb2" officeooo:paragraph-rsid="00471ad3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1" style:family="paragraph" style:parent-style-name="TEXT">
      <style:paragraph-properties fo:margin-top="0in" fo:margin-bottom="0in" loext:contextual-spacing="false"/>
      <style:text-properties fo:font-size="11pt" fo:language="zxx" fo:country="none" fo:font-style="italic" fo:font-weight="bold" officeooo:rsid="003a92fc" officeooo:paragraph-rsid="003ad6b4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42" style:family="paragraph" style:parent-style-name="TEXT">
      <style:paragraph-properties fo:margin-top="0in" fo:margin-bottom="0in" loext:contextual-spacing="false"/>
      <style:text-properties officeooo:paragraph-rsid="004e1b53"/>
    </style:style>
    <style:style style:name="P43" style:family="paragraph" style:parent-style-name="SUBTEXT">
      <style:text-properties fo:language="zxx" fo:country="none" style:language-asian="zxx" style:country-asian="none" style:language-complex="zxx" style:country-complex="none"/>
    </style:style>
    <style:style style:name="P44" style:family="paragraph" style:parent-style-name="SUBTEXT">
      <style:text-properties fo:language="zxx" fo:country="none" officeooo:paragraph-rsid="002dd195" style:language-asian="zxx" style:country-asian="none" style:language-complex="zxx" style:country-complex="none"/>
    </style:style>
    <style:style style:name="P45" style:family="paragraph" style:parent-style-name="TEXT"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TEXT">
      <style:text-properties fo:language="zxx" fo:country="none" officeooo:paragraph-rsid="001cb6d8" style:language-asian="zxx" style:country-asian="none" style:language-complex="zxx" style:country-complex="none"/>
    </style:style>
    <style:style style:name="P47" style:family="paragraph" style:parent-style-name="TEXT">
      <style:text-properties fo:language="zxx" fo:country="none" officeooo:rsid="00247cf4" officeooo:paragraph-rsid="00247cf4" style:language-asian="zxx" style:country-asian="none" style:language-complex="zxx" style:country-complex="none"/>
    </style:style>
    <style:style style:name="P48" style:family="paragraph" style:parent-style-name="TEXT">
      <style:text-properties fo:language="zxx" fo:country="none" officeooo:rsid="001f7f61" officeooo:paragraph-rsid="001f7f61" style:language-asian="zxx" style:country-asian="none" style:language-complex="zxx" style:country-complex="none"/>
    </style:style>
    <style:style style:name="P49" style:family="paragraph" style:parent-style-name="TEXT">
      <style:text-properties fo:language="zxx" fo:country="none" officeooo:paragraph-rsid="00247cf4" style:language-asian="zxx" style:country-asian="none" style:language-complex="zxx" style:country-complex="none"/>
    </style:style>
    <style:style style:name="P50" style:family="paragraph" style:parent-style-name="TEXT">
      <style:text-properties fo:language="zxx" fo:country="none" officeooo:rsid="001cb6d8" officeooo:paragraph-rsid="001cb6d8" style:language-asian="zxx" style:country-asian="none" style:language-complex="zxx" style:country-complex="none"/>
    </style:style>
    <style:style style:name="P51" style:family="paragraph" style:parent-style-name="TEXT">
      <style:text-properties fo:language="zxx" fo:country="none" officeooo:rsid="001cb6d8" officeooo:paragraph-rsid="003b6c0b" style:language-asian="zxx" style:country-asian="none" style:language-complex="zxx" style:country-complex="none"/>
    </style:style>
    <style:style style:name="P52" style:family="paragraph" style:parent-style-name="TEXT">
      <style:text-properties fo:language="zxx" fo:country="none" officeooo:rsid="001cb6d8" officeooo:paragraph-rsid="00389b48" style:language-asian="zxx" style:country-asian="none" style:language-complex="zxx" style:country-complex="none"/>
    </style:style>
    <style:style style:name="P53" style:family="paragraph" style:parent-style-name="TEXT">
      <style:text-properties fo:language="zxx" fo:country="none" officeooo:paragraph-rsid="00337147" style:language-asian="zxx" style:country-asian="none" style:language-complex="zxx" style:country-complex="none"/>
    </style:style>
    <style:style style:name="P54" style:family="paragraph" style:parent-style-name="TEXT">
      <style:text-properties fo:language="zxx" fo:country="none" officeooo:rsid="001cf843" officeooo:paragraph-rsid="001f7f61" style:language-asian="zxx" style:country-asian="none" style:language-complex="zxx" style:country-complex="none"/>
    </style:style>
    <style:style style:name="P55" style:family="paragraph" style:parent-style-name="TEXT">
      <style:text-properties fo:language="zxx" fo:country="none" officeooo:rsid="001cf843" officeooo:paragraph-rsid="001cf843" style:language-asian="zxx" style:country-asian="none" style:language-complex="zxx" style:country-complex="none"/>
    </style:style>
    <style:style style:name="P56" style:family="paragraph" style:parent-style-name="TEXT">
      <style:text-properties fo:language="zxx" fo:country="none" officeooo:rsid="001cf843" officeooo:paragraph-rsid="001e1632" style:language-asian="zxx" style:country-asian="none" style:language-complex="zxx" style:country-complex="none"/>
    </style:style>
    <style:style style:name="P57" style:family="paragraph" style:parent-style-name="TEXT">
      <style:text-properties fo:language="zxx" fo:country="none" officeooo:rsid="0035d8e4" officeooo:paragraph-rsid="0035d8e4" style:language-asian="zxx" style:country-asian="none" style:language-complex="zxx" style:country-complex="none"/>
    </style:style>
    <style:style style:name="P58" style:family="paragraph" style:parent-style-name="TEXT">
      <style:text-properties fo:language="zxx" fo:country="none" officeooo:paragraph-rsid="001e1632" style:language-asian="zxx" style:country-asian="none" style:language-complex="zxx" style:country-complex="none"/>
    </style:style>
    <style:style style:name="P59" style:family="paragraph" style:parent-style-name="TEXT">
      <style:text-properties fo:language="zxx" fo:country="none" officeooo:rsid="001e1632" officeooo:paragraph-rsid="001e1632" style:language-asian="zxx" style:country-asian="none" style:language-complex="zxx" style:country-complex="none"/>
    </style:style>
    <style:style style:name="P60" style:family="paragraph" style:parent-style-name="TEXT">
      <style:text-properties fo:language="zxx" fo:country="none" officeooo:rsid="002bac72" officeooo:paragraph-rsid="002bac72" style:language-asian="zxx" style:country-asian="none" style:language-complex="zxx" style:country-complex="none"/>
    </style:style>
    <style:style style:name="P61" style:family="paragraph" style:parent-style-name="TEXT">
      <style:text-properties fo:language="zxx" fo:country="none" officeooo:rsid="001f3440" officeooo:paragraph-rsid="001f3440" style:language-asian="zxx" style:country-asian="none" style:language-complex="zxx" style:country-complex="none"/>
    </style:style>
    <style:style style:name="P62" style:family="paragraph" style:parent-style-name="TEXT">
      <style:text-properties fo:language="zxx" fo:country="none" officeooo:paragraph-rsid="0021c1e1" style:language-asian="zxx" style:country-asian="none" style:language-complex="zxx" style:country-complex="none"/>
    </style:style>
    <style:style style:name="P63" style:family="paragraph" style:parent-style-name="TEXT">
      <style:text-properties fo:language="zxx" fo:country="none" officeooo:rsid="0020081e" officeooo:paragraph-rsid="0020081e" style:language-asian="zxx" style:country-asian="none" style:language-complex="zxx" style:country-complex="none"/>
    </style:style>
    <style:style style:name="P64" style:family="paragraph" style:parent-style-name="TEXT">
      <style:text-properties fo:language="zxx" fo:country="none" officeooo:rsid="0030f69c" officeooo:paragraph-rsid="0030f69c" style:language-asian="zxx" style:country-asian="none" style:language-complex="zxx" style:country-complex="none"/>
    </style:style>
    <style:style style:name="P65" style:family="paragraph" style:parent-style-name="TEXT">
      <style:text-properties fo:language="zxx" fo:country="none" officeooo:paragraph-rsid="002bac72" style:language-asian="zxx" style:country-asian="none" style:language-complex="zxx" style:country-complex="none"/>
    </style:style>
    <style:style style:name="P66" style:family="paragraph" style:parent-style-name="TEXT">
      <style:text-properties fo:language="zxx" fo:country="none" officeooo:rsid="00396e48" officeooo:paragraph-rsid="00396e48" style:language-asian="zxx" style:country-asian="none" style:language-complex="zxx" style:country-complex="none"/>
    </style:style>
    <style:style style:name="P67" style:family="paragraph" style:parent-style-name="TEXT">
      <style:text-properties fo:language="zxx" fo:country="none" officeooo:paragraph-rsid="00396e48" style:language-asian="zxx" style:country-asian="none" style:language-complex="zxx" style:country-complex="none"/>
    </style:style>
    <style:style style:name="P68" style:family="paragraph" style:parent-style-name="TEXT">
      <style:text-properties fo:language="zxx" fo:country="none" officeooo:paragraph-rsid="0026f6d6" style:language-asian="zxx" style:country-asian="none" style:language-complex="zxx" style:country-complex="none"/>
    </style:style>
    <style:style style:name="P69" style:family="paragraph" style:parent-style-name="TEXT">
      <style:text-properties fo:language="zxx" fo:country="none" officeooo:paragraph-rsid="00376c18" style:language-asian="zxx" style:country-asian="none" style:language-complex="zxx" style:country-complex="none"/>
    </style:style>
    <style:style style:name="P70" style:family="paragraph" style:parent-style-name="TEXT">
      <style:text-properties fo:language="zxx" fo:country="none" officeooo:paragraph-rsid="004ac178" style:language-asian="zxx" style:country-asian="none" style:language-complex="zxx" style:country-complex="none"/>
    </style:style>
    <style:style style:name="P71" style:family="paragraph" style:parent-style-name="TEXT">
      <style:text-properties fo:language="zxx" fo:country="none" officeooo:rsid="003d483c" officeooo:paragraph-rsid="003e785f" style:language-asian="zxx" style:country-asian="none" style:language-complex="zxx" style:country-complex="none"/>
    </style:style>
    <style:style style:name="P72" style:family="paragraph" style:parent-style-name="TEXT">
      <style:text-properties fo:language="zxx" fo:country="none" officeooo:paragraph-rsid="00389b48" style:language-asian="zxx" style:country-asian="none" style:language-complex="zxx" style:country-complex="none"/>
    </style:style>
    <style:style style:name="P73" style:family="paragraph" style:parent-style-name="TEXT">
      <style:text-properties fo:language="zxx" fo:country="none" officeooo:rsid="00395ce1" officeooo:paragraph-rsid="00395ce1" style:language-asian="zxx" style:country-asian="none" style:language-complex="zxx" style:country-complex="none"/>
    </style:style>
    <style:style style:name="P74" style:family="paragraph" style:parent-style-name="TEXT">
      <style:text-properties fo:language="zxx" fo:country="none" officeooo:rsid="00395ce1" officeooo:paragraph-rsid="004ac178" style:language-asian="zxx" style:country-asian="none" style:language-complex="zxx" style:country-complex="none"/>
    </style:style>
    <style:style style:name="P75" style:family="paragraph" style:parent-style-name="TEXT">
      <style:text-properties fo:language="zxx" fo:country="none" officeooo:rsid="0029cb91" officeooo:paragraph-rsid="00389b48" style:language-asian="zxx" style:country-asian="none" style:language-complex="zxx" style:country-complex="none"/>
    </style:style>
    <style:style style:name="P76" style:family="paragraph" style:parent-style-name="TEXT">
      <style:text-properties fo:language="zxx" fo:country="none" officeooo:paragraph-rsid="0029cb91" style:language-asian="zxx" style:country-asian="none" style:language-complex="zxx" style:country-complex="none"/>
    </style:style>
    <style:style style:name="P77" style:family="paragraph" style:parent-style-name="TEXT">
      <style:text-properties fo:language="zxx" fo:country="none" officeooo:rsid="0048ed58" officeooo:paragraph-rsid="0048ed58" style:language-asian="zxx" style:country-asian="none" style:language-complex="zxx" style:country-complex="none"/>
    </style:style>
    <style:style style:name="P78" style:family="paragraph" style:parent-style-name="TEXT">
      <style:text-properties fo:language="zxx" fo:country="none" officeooo:rsid="0048a1db" officeooo:paragraph-rsid="0048a1db" style:language-asian="zxx" style:country-asian="none" style:language-complex="zxx" style:country-complex="none"/>
    </style:style>
    <style:style style:name="P79" style:family="paragraph" style:parent-style-name="TEXT">
      <style:text-properties fo:language="zxx" fo:country="none" officeooo:rsid="004c72dc" officeooo:paragraph-rsid="004c72dc" style:language-asian="zxx" style:country-asian="none" style:language-complex="zxx" style:country-complex="none"/>
    </style:style>
    <style:style style:name="P80" style:family="paragraph" style:parent-style-name="TEXT">
      <style:text-properties fo:language="zxx" fo:country="none" officeooo:rsid="004e12e9" officeooo:paragraph-rsid="004e12e9" style:language-asian="zxx" style:country-asian="none" style:language-complex="zxx" style:country-complex="none"/>
    </style:style>
    <style:style style:name="P81" style:family="paragraph" style:parent-style-name="TEXT">
      <style:text-properties fo:language="zxx" fo:country="none" fo:font-weight="normal" officeooo:paragraph-rsid="00251aeb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TEXT">
      <style:text-properties fo:language="zxx" fo:country="none" fo:font-weight="bold" officeooo:rsid="004ac178" officeooo:paragraph-rsid="004ac178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TEXT">
      <style:text-properties fo:font-size="11pt" fo:language="zxx" fo:country="none" fo:font-style="italic" officeooo:rsid="0020081e" officeooo:paragraph-rsid="0020081e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84" style:family="paragraph" style:parent-style-name="TEXT">
      <style:text-properties fo:font-size="11pt" fo:language="zxx" fo:country="none" fo:font-style="italic" officeooo:rsid="001f3440" officeooo:paragraph-rsid="0029cb91" style:font-size-asian="9.60000038146973pt" style:language-asian="zxx" style:country-asian="none" style:font-style-asian="italic" style:font-size-complex="11pt" style:language-complex="zxx" style:country-complex="none" style:font-style-complex="italic"/>
    </style:style>
    <style:style style:name="P85" style:family="paragraph" style:parent-style-name="TEXT">
      <style:text-properties fo:font-size="11pt" fo:language="zxx" fo:country="none" fo:font-style="italic" officeooo:rsid="00247cf4" officeooo:paragraph-rsid="00247cf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6" style:family="paragraph" style:parent-style-name="TEXT">
      <style:text-properties fo:font-size="11pt" fo:language="zxx" fo:country="none" fo:font-style="italic" officeooo:rsid="002c2d88" officeooo:paragraph-rsid="002c2d88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87" style:family="paragraph" style:parent-style-name="TEXT">
      <style:text-properties fo:font-size="11pt" fo:language="zxx" fo:country="none" fo:font-style="italic" fo:font-weight="bold" officeooo:rsid="003a92fc" officeooo:paragraph-rsid="003a92fc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88" style:family="paragraph" style:parent-style-name="TEXT">
      <style:text-properties fo:font-size="11pt" fo:language="zxx" fo:country="none" fo:font-style="italic" fo:font-weight="bold" officeooo:rsid="0043be04" officeooo:paragraph-rsid="0043be04" style:font-size-asian="9.60000038146973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89" style:family="paragraph" style:parent-style-name="TITLE">
      <style:text-properties style:font-name="Liberation Serif1" fo:font-size="13pt" fo:language="zxx" fo:country="none" fo:font-weight="bold" officeooo:rsid="001e1632" officeooo:paragraph-rsid="001e1632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90" style:family="paragraph" style:parent-style-name="TITLE">
      <style:text-properties style:font-name="Liberation Serif1" fo:font-size="13pt" fo:language="zxx" fo:country="none" fo:font-weight="bold" officeooo:rsid="0029cb91" officeooo:paragraph-rsid="0029cb91" style:font-name-asian="Noto Sans CJK SC" style:font-size-asian="28pt" style:language-asian="zxx" style:country-asian="none" style:font-weight-asian="bold" style:font-name-complex="FreeSans" style:font-size-complex="28pt" style:language-complex="zxx" style:country-complex="none" style:font-weight-complex="bold"/>
    </style:style>
    <style:style style:name="P91" style:family="paragraph" style:parent-style-name="TITLE">
      <style:text-properties fo:language="zxx" fo:country="none" style:language-asian="zxx" style:country-asian="none" style:language-complex="zxx" style:country-complex="none"/>
    </style:style>
    <style:style style:name="P92" style:family="paragraph" style:parent-style-name="TITLE">
      <style:text-properties fo:language="zxx" fo:country="none" officeooo:rsid="0035d8e4" officeooo:paragraph-rsid="0035d8e4" style:language-asian="zxx" style:country-asian="none" style:language-complex="zxx" style:country-complex="none"/>
    </style:style>
    <style:style style:name="P93" style:family="paragraph" style:parent-style-name="TITLE">
      <style:text-properties fo:language="zxx" fo:country="none" officeooo:paragraph-rsid="002bac72" style:language-asian="zxx" style:country-asian="none" style:language-complex="zxx" style:country-complex="none"/>
    </style:style>
    <style:style style:name="P94" style:family="paragraph" style:parent-style-name="TITLE">
      <style:text-properties fo:language="zxx" fo:country="none" officeooo:paragraph-rsid="0048a1db" style:language-asian="zxx" style:country-asian="none" style:language-complex="zxx" style:country-complex="none"/>
    </style:style>
    <style:style style:name="P95" style:family="paragraph" style:parent-style-name="TEXT">
      <style:text-properties fo:language="zxx" fo:country="none" style:language-asian="zxx" style:country-asian="none" style:language-complex="zxx" style:country-complex="none"/>
    </style:style>
    <style:style style:name="P96" style:family="paragraph" style:parent-style-name="TEXT">
      <style:text-properties fo:language="zxx" fo:country="none" officeooo:rsid="00507fba" officeooo:paragraph-rsid="00507fba" style:language-asian="zxx" style:country-asian="none" style:language-complex="zxx" style:country-complex="none"/>
    </style:style>
    <style:style style:name="P97" style:family="paragraph" style:parent-style-name="TEXT">
      <style:text-properties fo:language="zxx" fo:country="none" officeooo:rsid="00247cf4" officeooo:paragraph-rsid="00247cf4" style:language-asian="zxx" style:country-asian="none" style:language-complex="zxx" style:country-complex="none"/>
    </style:style>
    <style:style style:name="P98" style:family="paragraph" style:parent-style-name="TEXT">
      <style:text-properties fo:language="zxx" fo:country="none" officeooo:rsid="0051e3b2" officeooo:paragraph-rsid="0051e3b2" style:language-asian="zxx" style:country-asian="none" style:language-complex="zxx" style:country-complex="none"/>
    </style:style>
    <style:style style:name="P99" style:family="paragraph" style:parent-style-name="TEXT">
      <style:text-properties fo:language="zxx" fo:country="none" officeooo:paragraph-rsid="00247cf4" style:language-asian="zxx" style:country-asian="none" style:language-complex="zxx" style:country-complex="none"/>
    </style:style>
    <style:style style:name="P100" style:family="paragraph" style:parent-style-name="TEXT">
      <style:text-properties fo:language="zxx" fo:country="none" officeooo:rsid="00554e79" officeooo:paragraph-rsid="00554e79" style:language-asian="zxx" style:country-asian="none" style:language-complex="zxx" style:country-complex="none"/>
    </style:style>
    <style:style style:name="P101" style:family="paragraph" style:parent-style-name="TEXT">
      <style:text-properties fo:language="zxx" fo:country="none" officeooo:rsid="001f3440" officeooo:paragraph-rsid="001f3440" style:language-asian="zxx" style:country-asian="none" style:language-complex="zxx" style:country-complex="none"/>
    </style:style>
    <style:style style:name="P102" style:family="paragraph" style:parent-style-name="TEXT">
      <style:text-properties fo:language="zxx" fo:country="none" officeooo:rsid="002dd195" officeooo:paragraph-rsid="002e68ff" style:language-asian="zxx" style:country-asian="none" style:language-complex="zxx" style:country-complex="none"/>
    </style:style>
    <style:style style:name="T1" style:family="text">
      <style:text-properties officeooo:rsid="00128b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8bde" style:font-weight-asian="bold" style:font-weight-complex="bold"/>
    </style:style>
    <style:style style:name="T4" style:family="text">
      <style:text-properties fo:font-weight="bold" officeooo:rsid="0015ad85" style:font-weight-asian="bold" style:font-weight-complex="bold"/>
    </style:style>
    <style:style style:name="T5" style:family="text">
      <style:text-properties fo:font-weight="bold" officeooo:rsid="0016bd81" style:font-weight-asian="bold" style:font-weight-complex="bold"/>
    </style:style>
    <style:style style:name="T6" style:family="text">
      <style:text-properties fo:font-weight="bold" officeooo:rsid="001752c6" style:font-weight-asian="bold" style:font-weight-complex="bold"/>
    </style:style>
    <style:style style:name="T7" style:family="text">
      <style:text-properties fo:font-weight="bold" officeooo:rsid="0017674c" style:font-weight-asian="bold" style:font-weight-complex="bold"/>
    </style:style>
    <style:style style:name="T8" style:family="text">
      <style:text-properties fo:font-weight="bold" officeooo:rsid="0018bd8d" style:font-weight-asian="bold" style:font-weight-complex="bold"/>
    </style:style>
    <style:style style:name="T9" style:family="text">
      <style:text-properties fo:font-weight="bold" officeooo:rsid="001cb6d8" style:font-weight-asian="bold" style:font-weight-complex="bold"/>
    </style:style>
    <style:style style:name="T10" style:family="text">
      <style:text-properties fo:font-weight="bold" officeooo:rsid="001e1632" style:font-weight-asian="bold" style:font-weight-complex="bold"/>
    </style:style>
    <style:style style:name="T11" style:family="text">
      <style:text-properties fo:font-weight="bold" officeooo:rsid="0020081e" style:font-weight-asian="bold" style:font-weight-complex="bold"/>
    </style:style>
    <style:style style:name="T12" style:family="text">
      <style:text-properties fo:font-weight="bold" officeooo:rsid="001cf843" style:font-weight-asian="bold" style:font-weight-complex="bold"/>
    </style:style>
    <style:style style:name="T13" style:family="text">
      <style:text-properties fo:font-weight="bold" officeooo:rsid="0026f6d6" style:font-weight-asian="bold" style:font-weight-complex="bold"/>
    </style:style>
    <style:style style:name="T14" style:family="text">
      <style:text-properties fo:font-weight="bold" officeooo:rsid="0029cb91" style:font-weight-asian="bold" style:font-weight-complex="bold"/>
    </style:style>
    <style:style style:name="T15" style:family="text">
      <style:text-properties fo:font-weight="bold" officeooo:rsid="00247cf4" style:font-weight-asian="bold" style:font-weight-complex="bold"/>
    </style:style>
    <style:style style:name="T16" style:family="text">
      <style:text-properties fo:font-weight="bold" officeooo:rsid="001f7f61" style:font-weight-asian="bold" style:font-weight-complex="bold"/>
    </style:style>
    <style:style style:name="T17" style:family="text">
      <style:text-properties fo:font-weight="bold" officeooo:rsid="002bac72" style:font-weight-asian="bold" style:font-weight-complex="bold"/>
    </style:style>
    <style:style style:name="T18" style:family="text">
      <style:text-properties fo:font-weight="bold" officeooo:rsid="002c2d88" style:font-weight-asian="bold" style:font-weight-complex="bold"/>
    </style:style>
    <style:style style:name="T19" style:family="text">
      <style:text-properties fo:font-weight="bold" officeooo:rsid="002e68ff" style:font-weight-asian="bold" style:font-weight-complex="bold"/>
    </style:style>
    <style:style style:name="T20" style:family="text">
      <style:text-properties fo:font-weight="bold" officeooo:rsid="0032ec7e" style:font-weight-asian="bold" style:font-weight-complex="bold"/>
    </style:style>
    <style:style style:name="T21" style:family="text">
      <style:text-properties fo:font-weight="bold" officeooo:rsid="00389b48" style:font-weight-asian="bold" style:font-weight-complex="bold"/>
    </style:style>
    <style:style style:name="T22" style:family="text">
      <style:text-properties fo:font-weight="bold" officeooo:rsid="00396e48" style:font-weight-asian="bold" style:font-weight-complex="bold"/>
    </style:style>
    <style:style style:name="T23" style:family="text">
      <style:text-properties fo:font-weight="bold" officeooo:rsid="003a92fc" style:font-weight-asian="bold" style:font-weight-complex="bold"/>
    </style:style>
    <style:style style:name="T24" style:family="text">
      <style:text-properties fo:font-weight="bold" officeooo:rsid="004ac178" style:font-weight-asian="bold" style:font-weight-complex="bold"/>
    </style:style>
    <style:style style:name="T25" style:family="text">
      <style:text-properties fo:font-weight="bold" officeooo:rsid="00471ad3" style:font-weight-asian="bold" style:font-weight-complex="bold"/>
    </style:style>
    <style:style style:name="T26" style:family="text">
      <style:text-properties fo:font-weight="bold" officeooo:rsid="00507fba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3c97f" style:font-weight-asian="normal" style:font-weight-complex="normal"/>
    </style:style>
    <style:style style:name="T29" style:family="text">
      <style:text-properties fo:font-weight="normal" officeooo:rsid="0015ad85" style:font-weight-asian="normal" style:font-weight-complex="normal"/>
    </style:style>
    <style:style style:name="T30" style:family="text">
      <style:text-properties fo:font-weight="normal" officeooo:rsid="001cb6d8" style:font-weight-asian="normal" style:font-weight-complex="normal"/>
    </style:style>
    <style:style style:name="T31" style:family="text">
      <style:text-properties fo:font-weight="normal" officeooo:rsid="001e1632" style:font-weight-asian="normal" style:font-weight-complex="normal"/>
    </style:style>
    <style:style style:name="T32" style:family="text">
      <style:text-properties fo:font-weight="normal" officeooo:rsid="0029cb91" style:font-weight-asian="normal" style:font-weight-complex="normal"/>
    </style:style>
    <style:style style:name="T33" style:family="text">
      <style:text-properties fo:font-weight="normal" officeooo:rsid="001f7f61" style:font-weight-asian="normal" style:font-weight-complex="normal"/>
    </style:style>
    <style:style style:name="T34" style:family="text">
      <style:text-properties fo:font-weight="normal" officeooo:rsid="002e68ff" style:font-weight-asian="normal" style:font-weight-complex="normal"/>
    </style:style>
    <style:style style:name="T35" style:family="text">
      <style:text-properties fo:font-weight="normal" officeooo:rsid="00376c18" style:font-weight-asian="normal" style:font-weight-complex="normal"/>
    </style:style>
    <style:style style:name="T36" style:family="text">
      <style:text-properties fo:font-weight="normal" officeooo:rsid="00389b48" style:font-weight-asian="normal" style:font-weight-complex="normal"/>
    </style:style>
    <style:style style:name="T37" style:family="text">
      <style:text-properties fo:font-weight="normal" officeooo:rsid="003a92fc" style:font-weight-asian="normal" style:font-weight-complex="normal"/>
    </style:style>
    <style:style style:name="T38" style:family="text">
      <style:text-properties fo:font-weight="normal" officeooo:rsid="003ad6b4" style:font-weight-asian="normal" style:font-weight-complex="normal"/>
    </style:style>
    <style:style style:name="T39" style:family="text">
      <style:text-properties fo:font-weight="normal" officeooo:rsid="00426d2e" style:font-weight-asian="normal" style:font-weight-complex="normal"/>
    </style:style>
    <style:style style:name="T40" style:family="text">
      <style:text-properties fo:font-weight="normal" officeooo:rsid="0046011a" style:font-weight-asian="normal" style:font-weight-complex="normal"/>
    </style:style>
    <style:style style:name="T41" style:family="text">
      <style:text-properties fo:font-weight="normal" officeooo:rsid="0043be04" style:font-weight-asian="normal" style:font-weight-complex="normal"/>
    </style:style>
    <style:style style:name="T42" style:family="text">
      <style:text-properties fo:font-weight="normal" officeooo:rsid="00471ad3" style:font-weight-asian="normal" style:font-weight-complex="normal"/>
    </style:style>
    <style:style style:name="T43" style:family="text">
      <style:text-properties fo:font-weight="normal" officeooo:rsid="004ac178" style:font-weight-asian="normal" style:font-weight-complex="normal"/>
    </style:style>
    <style:style style:name="T44" style:family="text">
      <style:text-properties fo:font-weight="normal" officeooo:rsid="004e12e9" style:font-weight-asian="normal" style:font-weight-complex="normal"/>
    </style:style>
    <style:style style:name="T45" style:family="text">
      <style:text-properties fo:font-weight="normal" officeooo:rsid="0053d178" style:font-weight-asian="normal" style:font-weight-complex="normal"/>
    </style:style>
    <style:style style:name="T46" style:family="text">
      <style:text-properties officeooo:rsid="0013c97f"/>
    </style:style>
    <style:style style:name="T47" style:family="text">
      <style:text-properties officeooo:rsid="0016bd81"/>
    </style:style>
    <style:style style:name="T48" style:family="text">
      <style:text-properties officeooo:rsid="001752c6"/>
    </style:style>
    <style:style style:name="T49" style:family="text">
      <style:text-properties officeooo:rsid="0017674c"/>
    </style:style>
    <style:style style:name="T50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1" style:family="text">
      <style:text-properties fo:font-size="11pt" fo:font-style="italic" fo:font-weight="bold" officeooo:rsid="00142e7d" style:font-size-asian="11pt" style:font-style-asian="italic" style:font-weight-asian="bold" style:font-size-complex="11pt" style:font-style-complex="italic" style:font-weight-complex="bold"/>
    </style:style>
    <style:style style:name="T52" style:family="text">
      <style:text-properties fo:font-size="11pt" fo:font-style="italic" fo:font-weight="bold" officeooo:rsid="00128bde" style:font-size-asian="11pt" style:font-style-asian="italic" style:font-weight-asian="bold" style:font-size-complex="11pt" style:font-style-complex="italic" style:font-weight-complex="bold"/>
    </style:style>
    <style:style style:name="T53" style:family="text">
      <style:text-properties fo:font-size="11pt" fo:font-style="italic" fo:font-weight="bold" officeooo:rsid="0018bd8d" style:font-size-asian="11pt" style:font-style-asian="italic" style:font-weight-asian="bold" style:font-size-complex="11pt" style:font-style-complex="italic" style:font-weight-complex="bold"/>
    </style:style>
    <style:style style:name="T54" style:family="text">
      <style:text-properties fo:font-size="11pt" fo:font-style="italic" fo:font-weight="bold" officeooo:rsid="0016bd81" style:font-size-asian="11pt" style:font-style-asian="italic" style:font-weight-asian="bold" style:font-size-complex="11pt" style:font-style-complex="italic" style:font-weight-complex="bold"/>
    </style:style>
    <style:style style:name="T55" style:family="text">
      <style:text-properties fo:font-size="11pt" fo:font-style="italic" fo:font-weight="bold" officeooo:rsid="001752c6" style:font-size-asian="11pt" style:font-style-asian="italic" style:font-weight-asian="bold" style:font-size-complex="11pt" style:font-style-complex="italic" style:font-weight-complex="bold"/>
    </style:style>
    <style:style style:name="T56" style:family="text">
      <style:text-properties fo:font-size="11pt" fo:font-style="italic" fo:font-weight="bold" officeooo:rsid="00247cf4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fo:font-size="11pt" fo:font-style="italic" fo:font-weight="bold" officeooo:rsid="0015ad85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fo:font-size="11pt" fo:font-style="italic" fo:font-weight="bold" officeooo:rsid="003a92fc" style:font-size-asian="11pt" style:font-style-asian="italic" style:font-weight-asian="bold" style:font-size-complex="11pt" style:font-style-complex="italic" style:font-weight-complex="bold"/>
    </style:style>
    <style:style style:name="T59" style:family="text">
      <style:text-properties fo:font-size="11pt" fo:font-style="italic" fo:font-weight="bold" officeooo:rsid="002e68ff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61" style:family="text">
      <style:text-properties fo:font-size="11pt" fo:font-style="italic" fo:font-weight="bold" officeooo:rsid="0021b8c7" style:font-size-asian="9.60000038146973pt" style:font-style-asian="italic" style:font-weight-asian="bold" style:font-size-complex="11pt" style:font-style-complex="italic" style:font-weight-complex="bold"/>
    </style:style>
    <style:style style:name="T62" style:family="text">
      <style:text-properties fo:font-size="11pt" fo:font-style="italic" fo:font-weight="bold" officeooo:rsid="0021c1e1" style:font-size-asian="9.60000038146973pt" style:font-style-asian="italic" style:font-weight-asian="bold" style:font-size-complex="11pt" style:font-style-complex="italic" style:font-weight-complex="bold"/>
    </style:style>
    <style:style style:name="T63" style:family="text">
      <style:text-properties fo:font-size="11pt" fo:font-style="italic" fo:font-weight="bold" officeooo:rsid="003ad6b4" style:font-size-asian="9.60000038146973pt" style:font-style-asian="italic" style:font-weight-asian="bold" style:font-size-complex="11pt" style:font-style-complex="italic" style:font-weight-complex="bold"/>
    </style:style>
    <style:style style:name="T64" style:family="text">
      <style:text-properties fo:font-size="11pt" fo:font-style="italic" fo:font-weight="bold" officeooo:rsid="003b6c0b" style:font-size-asian="9.60000038146973pt" style:font-style-asian="italic" style:font-weight-asian="bold" style:font-size-complex="11pt" style:font-style-complex="italic" style:font-weight-complex="bold"/>
    </style:style>
    <style:style style:name="T65" style:family="text">
      <style:text-properties fo:font-size="11pt" fo:font-style="italic" fo:font-weight="bold" officeooo:rsid="003d483c" style:font-size-asian="9.60000038146973pt" style:font-style-asian="italic" style:font-weight-asian="bold" style:font-size-complex="11pt" style:font-style-complex="italic" style:font-weight-complex="bold"/>
    </style:style>
    <style:style style:name="T66" style:family="text">
      <style:text-properties fo:font-size="11pt" fo:font-style="italic" style:font-size-asian="11pt" style:font-style-asian="italic" style:font-size-complex="11pt" style:font-style-complex="italic"/>
    </style:style>
    <style:style style:name="T67" style:family="text">
      <style:text-properties fo:font-size="11pt" fo:font-style="italic" officeooo:rsid="00142e7d" style:font-size-asian="11pt" style:font-style-asian="italic" style:font-size-complex="11pt" style:font-style-complex="italic"/>
    </style:style>
    <style:style style:name="T68" style:family="text">
      <style:text-properties fo:font-size="11pt" fo:font-style="italic" officeooo:rsid="00128bde" style:font-size-asian="11pt" style:font-style-asian="italic" style:font-size-complex="11pt" style:font-style-complex="italic"/>
    </style:style>
    <style:style style:name="T69" style:family="text">
      <style:text-properties fo:font-size="11pt" fo:font-style="italic" officeooo:rsid="0018bd8d" style:font-size-asian="11pt" style:font-style-asian="italic" style:font-size-complex="11pt" style:font-style-complex="italic"/>
    </style:style>
    <style:style style:name="T70" style:family="text">
      <style:text-properties fo:font-size="11pt" fo:font-style="italic" officeooo:rsid="0016bd81" style:font-size-asian="11pt" style:font-style-asian="italic" style:font-size-complex="11pt" style:font-style-complex="italic"/>
    </style:style>
    <style:style style:name="T71" style:family="text">
      <style:text-properties fo:font-size="11pt" fo:font-style="italic" officeooo:rsid="001752c6" style:font-size-asian="11pt" style:font-style-asian="italic" style:font-size-complex="11pt" style:font-style-complex="italic"/>
    </style:style>
    <style:style style:name="T72" style:family="text">
      <style:text-properties fo:font-size="11pt" fo:font-style="italic" officeooo:rsid="00247cf4" style:font-size-asian="11pt" style:font-style-asian="italic" style:font-size-complex="11pt" style:font-style-complex="italic"/>
    </style:style>
    <style:style style:name="T73" style:family="text">
      <style:text-properties fo:font-size="11pt" fo:font-style="italic" officeooo:rsid="00251aeb" style:font-size-asian="11pt" style:font-style-asian="italic" style:font-size-complex="11pt" style:font-style-complex="italic"/>
    </style:style>
    <style:style style:name="T74" style:family="text">
      <style:text-properties fo:font-size="11pt" fo:font-style="italic" officeooo:rsid="0029cb91" style:font-size-asian="11pt" style:font-style-asian="italic" style:font-size-complex="11pt" style:font-style-complex="italic"/>
    </style:style>
    <style:style style:name="T75" style:family="text">
      <style:text-properties fo:font-size="11pt" fo:font-style="italic" officeooo:rsid="003ad6b4" style:font-size-asian="11pt" style:font-style-asian="italic" style:font-size-complex="11pt" style:font-style-complex="italic"/>
    </style:style>
    <style:style style:name="T76" style:family="text">
      <style:text-properties fo:font-size="11pt" fo:font-style="italic" officeooo:rsid="0043be04" style:font-size-asian="11pt" style:font-style-asian="italic" style:font-size-complex="11pt" style:font-style-complex="italic"/>
    </style:style>
    <style:style style:name="T77" style:family="text">
      <style:text-properties fo:font-size="11pt" fo:font-style="italic" officeooo:rsid="002e68ff" style:font-size-asian="11pt" style:font-style-asian="italic" style:font-size-complex="11pt" style:font-style-complex="italic"/>
    </style:style>
    <style:style style:name="T78" style:family="text">
      <style:text-properties fo:font-size="11pt" fo:font-style="italic" style:font-size-asian="9.60000038146973pt" style:font-style-asian="italic" style:font-size-complex="11pt" style:font-style-complex="italic"/>
    </style:style>
    <style:style style:name="T79" style:family="text">
      <style:text-properties fo:font-size="11pt" fo:font-style="italic" officeooo:rsid="0021b8c7" style:font-size-asian="9.60000038146973pt" style:font-style-asian="italic" style:font-size-complex="11pt" style:font-style-complex="italic"/>
    </style:style>
    <style:style style:name="T80" style:family="text">
      <style:text-properties fo:font-size="11pt" fo:font-style="italic" officeooo:rsid="0021c1e1" style:font-size-asian="9.60000038146973pt" style:font-style-asian="italic" style:font-size-complex="11pt" style:font-style-complex="italic"/>
    </style:style>
    <style:style style:name="T81" style:family="text">
      <style:text-properties fo:font-size="11pt" fo:font-style="italic" officeooo:rsid="003ad6b4" style:font-size-asian="9.60000038146973pt" style:font-style-asian="italic" style:font-size-complex="11pt" style:font-style-complex="italic"/>
    </style:style>
    <style:style style:name="T82" style:family="text">
      <style:text-properties fo:font-size="11pt" fo:font-style="italic" officeooo:rsid="003b6c0b" style:font-size-asian="9.60000038146973pt" style:font-style-asian="italic" style:font-size-complex="11pt" style:font-style-complex="italic"/>
    </style:style>
    <style:style style:name="T83" style:family="text">
      <style:text-properties fo:font-size="11pt" fo:font-style="italic" officeooo:rsid="003d483c" style:font-size-asian="9.60000038146973pt" style:font-style-asian="italic" style:font-size-complex="11pt" style:font-style-complex="italic"/>
    </style:style>
    <style:style style:name="T84" style:family="text">
      <style:text-properties fo:font-size="11pt" fo:font-style="italic" officeooo:rsid="003e785f" style:font-size-asian="9.60000038146973pt" style:font-style-asian="italic" style:font-size-complex="11pt" style:font-style-complex="italic"/>
    </style:style>
    <style:style style:name="T85" style:family="text">
      <style:text-properties fo:font-size="11pt" fo:font-style="italic" officeooo:rsid="00418381" style:font-size-asian="9.60000038146973pt" style:font-style-asian="italic" style:font-size-complex="11pt" style:font-style-complex="italic"/>
    </style:style>
    <style:style style:name="T86" style:family="text">
      <style:text-properties fo:font-size="11pt" fo:font-style="italic" officeooo:rsid="00446e72" style:font-size-asian="9.60000038146973pt" style:font-style-asian="italic" style:font-size-complex="11pt" style:font-style-complex="italic"/>
    </style:style>
    <style:style style:name="T87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8" style:family="text">
      <style:text-properties fo:font-size="11pt" fo:font-style="italic" fo:font-weight="normal" officeooo:rsid="003a92fc" style:font-size-asian="11pt" style:font-style-asian="italic" style:font-weight-asian="normal" style:font-size-complex="11pt" style:font-style-complex="italic" style:font-weight-complex="normal"/>
    </style:style>
    <style:style style:name="T89" style:family="text">
      <style:text-properties fo:font-size="11pt" fo:font-style="italic" fo:font-weight="normal" officeooo:rsid="003ad6b4" style:font-size-asian="11pt" style:font-style-asian="italic" style:font-weight-asian="normal" style:font-size-complex="11pt" style:font-style-complex="italic" style:font-weight-complex="normal"/>
    </style:style>
    <style:style style:name="T90" style:family="text">
      <style:text-properties fo:font-size="11pt" fo:font-style="italic" fo:font-weight="normal" officeooo:rsid="004ac178" style:font-size-asian="11pt" style:font-style-asian="italic" style:font-weight-asian="normal" style:font-size-complex="11pt" style:font-style-complex="italic" style:font-weight-complex="normal"/>
    </style:style>
    <style:style style:name="T91" style:family="text">
      <style:text-properties fo:font-size="11pt" fo:font-style="italic" fo:font-weight="normal" officeooo:rsid="003e785f" style:font-size-asian="9.60000038146973pt" style:font-style-asian="italic" style:font-weight-asian="normal" style:font-size-complex="11pt" style:font-style-complex="italic" style:font-weight-complex="normal"/>
    </style:style>
    <style:style style:name="T92" style:family="text">
      <style:text-properties fo:font-size="11pt" fo:font-style="italic" fo:font-weight="normal" officeooo:rsid="003ffdb2" style:font-size-asian="9.60000038146973pt" style:font-style-asian="italic" style:font-weight-asian="normal" style:font-size-complex="11pt" style:font-style-complex="italic" style:font-weight-complex="normal"/>
    </style:style>
    <style:style style:name="T93" style:family="text">
      <style:text-properties fo:font-size="11pt" fo:font-style="italic" fo:font-weight="normal" officeooo:rsid="003d483c" style:font-size-asian="9.60000038146973pt" style:font-style-asian="italic" style:font-weight-asian="normal" style:font-size-complex="11pt" style:font-style-complex="italic" style:font-weight-complex="normal"/>
    </style:style>
    <style:style style:name="T94" style:family="text">
      <style:text-properties fo:font-size="11pt" officeooo:rsid="00337147" style:font-size-asian="9.60000038146973pt" style:font-size-complex="11pt"/>
    </style:style>
    <style:style style:name="T95" style:family="text">
      <style:text-properties fo:font-size="11pt" fo:font-weight="bold" officeooo:rsid="00337147" style:font-size-asian="9.60000038146973pt" style:font-weight-asian="bold" style:font-size-complex="11pt" style:font-weight-complex="bold"/>
    </style:style>
    <style:style style:name="T96" style:family="text">
      <style:text-properties fo:font-size="11pt" fo:language="zxx" fo:country="none" fo:font-style="italic" fo:font-weight="bold" officeooo:rsid="004e1b53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97" style:family="text">
      <style:text-properties fo:font-size="11pt" fo:language="zxx" fo:country="none" fo:font-style="italic" fo:font-weight="normal" officeooo:rsid="004e1b53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98" style:family="text">
      <style:text-properties officeooo:rsid="0018bd8d"/>
    </style:style>
    <style:style style:name="T99" style:family="text">
      <style:text-properties officeooo:rsid="001cf843"/>
    </style:style>
    <style:style style:name="T100" style:family="text">
      <style:text-properties officeooo:rsid="001e1632"/>
    </style:style>
    <style:style style:name="T101" style:family="text">
      <style:text-properties officeooo:rsid="001f3440"/>
    </style:style>
    <style:style style:name="T102" style:family="text">
      <style:text-properties officeooo:rsid="001f7f61"/>
    </style:style>
    <style:style style:name="T103" style:family="text">
      <style:text-properties officeooo:rsid="0020081e"/>
    </style:style>
    <style:style style:name="T104" style:family="text">
      <style:text-properties officeooo:rsid="0021b8c7"/>
    </style:style>
    <style:style style:name="T105" style:family="text">
      <style:text-properties officeooo:rsid="00251aeb"/>
    </style:style>
    <style:style style:name="T106" style:family="text">
      <style:text-properties officeooo:rsid="0026f6d6"/>
    </style:style>
    <style:style style:name="T107" style:family="text">
      <style:text-properties officeooo:rsid="0029cb91"/>
    </style:style>
    <style:style style:name="T108" style:family="text">
      <style:text-properties officeooo:rsid="00247cf4"/>
    </style:style>
    <style:style style:name="T109" style:family="text">
      <style:text-properties officeooo:rsid="002b8606"/>
    </style:style>
    <style:style style:name="T110" style:family="text">
      <style:text-properties officeooo:rsid="002bac72"/>
    </style:style>
    <style:style style:name="T111" style:family="text">
      <style:text-properties officeooo:rsid="002c2d88"/>
    </style:style>
    <style:style style:name="T112" style:family="text">
      <style:text-properties officeooo:rsid="002e68ff"/>
    </style:style>
    <style:style style:name="T113" style:family="text">
      <style:text-properties officeooo:rsid="0032ec7e"/>
    </style:style>
    <style:style style:name="T114" style:family="text">
      <style:text-properties officeooo:rsid="00342170"/>
    </style:style>
    <style:style style:name="T115" style:family="text">
      <style:text-properties style:font-name="Liberation Serif1" fo:font-size="13pt" fo:font-weight="bold" officeooo:rsid="00396e48" style:font-name-asian="Noto Sans CJK SC" style:font-size-asian="28pt" style:font-weight-asian="bold" style:font-name-complex="FreeSans" style:font-size-complex="28pt" style:font-weight-complex="bold"/>
    </style:style>
    <style:style style:name="T116" style:family="text">
      <style:text-properties style:font-name="Liberation Serif1" fo:font-size="13pt" fo:font-weight="bold" officeooo:rsid="0048a1db" style:font-name-asian="Noto Sans CJK SC" style:font-size-asian="28pt" style:font-weight-asian="bold" style:font-name-complex="FreeSans" style:font-size-complex="28pt" style:font-weight-complex="bold"/>
    </style:style>
    <style:style style:name="T117" style:family="text">
      <style:text-properties officeooo:rsid="00395ce1"/>
    </style:style>
    <style:style style:name="T118" style:family="text">
      <style:text-properties officeooo:rsid="00396e48"/>
    </style:style>
    <style:style style:name="T119" style:family="text">
      <style:text-properties officeooo:rsid="003a92fc"/>
    </style:style>
    <style:style style:name="T120" style:family="text">
      <style:text-properties officeooo:rsid="003ad6b4"/>
    </style:style>
    <style:style style:name="T121" style:family="text">
      <style:text-properties officeooo:rsid="00426d2e"/>
    </style:style>
    <style:style style:name="T122" style:family="text">
      <style:text-properties officeooo:rsid="0046011a"/>
    </style:style>
    <style:style style:name="T123" style:family="text">
      <style:text-properties officeooo:rsid="0048a1db"/>
    </style:style>
    <style:style style:name="T124" style:family="text">
      <style:text-properties officeooo:rsid="0048ed58"/>
    </style:style>
    <style:style style:name="T125" style:family="text">
      <style:text-properties officeooo:rsid="004ac178"/>
    </style:style>
    <style:style style:name="T126" style:family="text">
      <style:text-properties officeooo:rsid="0050168c"/>
    </style:style>
    <style:style style:name="T127" style:family="text">
      <style:text-properties officeooo:rsid="00507f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COMMANDS</text:p>
      <text:p text:style-name="P46"><text:span text:style-name="T2">$ </text:span><text:span text:style-name="T9">sudo</text:span><text:span text:style-name="T27"> – </text:span><text:span text:style-name="T30">run command as root</text:span></text:p>
      <text:p text:style-name="P47"><text:span text:style-name="T9">$ </text:span><text:span text:style-name="T2">su</text:span><text:span text:style-name="T27"> – switch </text:span><text:span text:style-name="T44">between users</text:span></text:p>
      <text:p text:style-name="P46"><text:span text:style-name="T2">$ clear</text:span><text:span text:style-name="T27"> – clear the terminal screen</text:span></text:p>
      <text:p text:style-name="P46"><text:span text:style-name="T4">$ exit</text:span><text:span text:style-name="T29"> – exit the shell</text:span></text:p>
      <text:p text:style-name="P45"><text:span text:style-name="T2">$ cd</text:span><text:span text:style-name="T27"> – change directory</text:span></text:p>
      <text:p text:style-name="P45"><text:span text:style-name="T2">$ pwd</text:span><text:span text:style-name="T27"> – print </text:span><text:span text:style-name="T28">name of current/</text:span><text:span text:style-name="T27">working directory</text:span></text:p>
      <text:p text:style-name="P1"><text:span text:style-name="T3">$ ls</text:span><text:span text:style-name="T1"> – </text:span><text:span text:style-name="T46">list director</text:span><text:span text:style-name="T107">y</text:span><text:span text:style-name="T46"> contents</text:span></text:p>
      <text:p text:style-name="P7"><text:span text:style-name="T2">-l</text:span> – long list format / <text:span text:style-name="T2">-</text:span><text:span text:style-name="T26">R</text:span><text:span text:style-name="T127"> – recursive list</text:span></text:p>
      <text:p text:style-name="P7"><text:span text:style-name="T2">-a</text:span> – do not ignore entries starting with “.”</text:p>
      <text:p text:style-name="P43"><text:span text:style-name="T50">-1</text:span><text:span text:style-name="T66"> – one file per line</text:span></text:p>
      <text:p text:style-name="P2"><text:span text:style-name="T2">$ cp</text:span> – copy file and director<text:span text:style-name="T107">y</text:span></text:p>
      <text:p text:style-name="P43"><text:span text:style-name="T50">-</text:span><text:span text:style-name="T51">b</text:span><text:span text:style-name="T67"> – create a backup file</text:span></text:p>
      <text:p text:style-name="P9"><text:span text:style-name="T2">$ mv</text:span> – move (rename) file</text:p>
      <text:p text:style-name="P44"><text:span text:style-name="T50">-</text:span><text:span text:style-name="T51">b</text:span><text:span text:style-name="T67"> – create a backup file</text:span></text:p>
      <text:p text:style-name="P3"><text:span text:style-name="T2">$ rm</text:span> – remove file and director<text:span text:style-name="T107">y</text:span></text:p>
      <text:p text:style-name="P43"><text:span text:style-name="T52">-</text:span><text:span text:style-name="T53">d</text:span><text:span text:style-name="T68"> – </text:span><text:span text:style-name="T69">empty directory / </text:span><text:span text:style-name="T53">-r</text:span><text:span text:style-name="T69"> – directory and contents</text:span></text:p>
      <text:p text:style-name="P45"><text:span text:style-name="T2">$ touch</text:span> – <text:span text:style-name="T99">create or update file</text:span></text:p>
      <text:p text:style-name="P45"><text:span text:style-name="T2">$ mkdir</text:span> – make directory</text:p>
      <text:p text:style-name="P48"><text:span text:style-name="T2">$ file</text:span> – classify file</text:p>
      <text:p text:style-name="P45"><text:span text:style-name="T2">$ echo</text:span> – <text:span text:style-name="T107">print</text:span> <text:span text:style-name="T107">string</text:span></text:p>
      <text:p text:style-name="P45"><text:span text:style-name="T2">$ cat</text:span> – concatenate file to standard output</text:p>
      <text:p text:style-name="P10"><text:span text:style-name="T2">$ less</text:span> – <text:span text:style-name="T47">print file’</text:span><text:span text:style-name="T107">s content</text:span><text:span text:style-name="T47"> one page at a time</text:span></text:p>
      <text:p text:style-name="P10"><text:span text:style-name="T56">ENTER</text:span><text:span text:style-name="T72"> – jump one</text:span><text:span text:style-name="T70"> line / </text:span><text:span text:style-name="T56">SPACE</text:span><text:span text:style-name="T72"> – jump one</text:span><text:span text:style-name="T70"> page</text:span></text:p>
      <text:p text:style-name="P49"><text:span text:style-name="T54">/</text:span><text:span text:style-name="T70"> – </text:span><text:span text:style-name="T72">search </text:span><text:span text:style-name="T73">forward </text:span><text:span text:style-name="T72">/ </text:span><text:span text:style-name="T56">?</text:span><text:span text:style-name="T72"> – </text:span><text:span text:style-name="T73">search backward</text:span></text:p>
      <text:p text:style-name="P45"><text:span text:style-name="T2">$ head</text:span> – <text:span text:style-name="T47">print first 10 lines of file</text:span></text:p>
      <text:p text:style-name="P45"><text:span text:style-name="T2">$ tail</text:span> – <text:span text:style-name="T47">print last 10 lines of file</text:span></text:p>
      <text:p text:style-name="P50"><text:span text:style-name="T2">$ uniq</text:span> – report or omit repeated lines</text:p>
      <text:p text:style-name="P11"><text:span text:style-name="T16">$ diff</text:span><text:span text:style-name="T33"> – </text:span><text:span text:style-name="T32">print</text:span><text:span text:style-name="T33"> differences between files</text:span></text:p>
      <text:p text:style-name="P83"><text:span text:style-name="T2">&lt;</text:span><text:span text:style-name="T27"> – line in the left file / </text:span><text:span text:style-name="T2">&gt;</text:span><text:span text:style-name="T27"> – line in the right file</text:span></text:p>
      <text:p text:style-name="P10"><text:span text:style-name="T15">$ weather</text:span><text:span text:style-name="T108"> – current weather info</text:span></text:p>
      <text:p text:style-name="P85"><text:span text:style-name="T2">-f</text:span> – forecast weather</text:p>
      <text:p text:style-name="P4"><text:span text:style-name="T2">$ grep</text:span> – print lines matching a pattern</text:p>
      <text:p text:style-name="P5"><text:span text:style-name="T57">-</text:span><text:span text:style-name="T54">v</text:span><text:span text:style-name="T70"> – do</text:span><text:span text:style-name="T69">es</text:span><text:span text:style-name="T70"> not match </text:span><text:span text:style-name="T74">lines</text:span></text:p>
      <text:p text:style-name="P8"><text:span text:style-name="T2">-</text:span><text:span text:style-name="T5">n</text:span><text:span text:style-name="T47"> – </text:span><text:span text:style-name="T98">e</text:span><text:span text:style-name="T47">numerate lines</text:span></text:p>
      <text:p text:style-name="P43"><text:span text:style-name="T50">-</text:span><text:span text:style-name="T54">c</text:span><text:span text:style-name="T70"> – only </text:span><text:span text:style-name="T74">line’s count</text:span></text:p>
      <text:p text:style-name="P6"><text:span text:style-name="T5">$ wc</text:span><text:span text:style-name="T47"> – </text:span><text:span text:style-name="T107">count</text:span><text:span text:style-name="T48"> line, word and byte</text:span></text:p>
      <text:p text:style-name="P43"><text:span text:style-name="T50">-</text:span><text:span text:style-name="T55">l</text:span><text:span text:style-name="T71"> – line / </text:span><text:span text:style-name="T55">-w</text:span><text:span text:style-name="T71"> – word / </text:span><text:span text:style-name="T55">-m</text:span><text:span text:style-name="T71"> – character / </text:span><text:span text:style-name="T55">-c</text:span><text:span text:style-name="T71"> – bytes</text:span></text:p>
      <text:p text:style-name="P45"><text:span text:style-name="T2">$ </text:span><text:span text:style-name="T7">sort</text:span><text:span text:style-name="T49"> – </text:span><text:span text:style-name="T107">print </text:span><text:span text:style-name="T49">sort</text:span><text:span text:style-name="T107">ed</text:span><text:span text:style-name="T49"> lines</text:span></text:p>
      <text:p text:style-name="P45"><text:span text:style-name="T2">$ whatis</text:span> – one-line manual page descriptions</text:p>
      <text:p text:style-name="P45"><text:span text:style-name="T2">$ apropos</text:span> – search the manual page names and descriptions</text:p>
      <text:p text:style-name="P12"><text:span text:style-name="T2">$ systemctl</text:span> – <text:span text:style-name="T114">control systemd system and units</text:span></text:p>
      <text:p text:style-name="P53"><text:span text:style-name="T95">poweroff</text:span><text:span text:style-name="T94"> – turn off system / </text:span><text:span text:style-name="T95">reboot</text:span><text:span text:style-name="T94"> – restart sytem</text:span></text:p>
      <text:p text:style-name="P48"><text:span text:style-name="T2">$ jobs</text:span> – list current jobs</text:p>
      <text:p text:style-name="P48"><text:span text:style-name="T2">$ fg</text:span> – foreground a job</text:p>
      <text:p text:style-name="P48"><text:span text:style-name="T2">$ bg</text:span> – background a job</text:p>
      <text:p text:style-name="P54"><text:span text:style-name="T2">$ ps</text:span> – <text:span text:style-name="T102">list current process</text:span></text:p>
      <text:p text:style-name="P55"><text:span text:style-name="T2">$ kill</text:span> – <text:span text:style-name="T102">kill processes and jobs (%)</text:span></text:p>
      <text:p text:style-name="P80"><text:span text:style-name="T2">$ killall</text:span> – kill all <text:s/>related processes and jobs</text:p>
      <text:p text:style-name="P57"><text:span text:style-name="T2">$ curl</text:span> – transfer for or to web server</text:p>
      <text:p text:style-name="P55"><text:span text:style-name="T2">$ wget</text:span> – <text:span text:style-name="T103">download web file</text:span></text:p>
      <text:p text:style-name="P58"><text:span text:style-name="T10">$ whereis</text:span><text:span text:style-name="T100"> – </text:span><text:span text:style-name="T103">locate the binary, source and manual page for a command/software</text:span></text:p>
      <text:p text:style-name="P80"><text:span text:style-name="T2">$ which</text:span> – locate executable file of a software</text:p>
      <text:p text:style-name="P59"><text:span text:style-name="T2">$ who</text:span> – list users currently logged in</text:p>
      <text:p text:style-name="P60"><text:span text:style-name="T2">$ ifconfig</text:span> – configure network interface</text:p>
      <text:p text:style-name="P59"><text:span text:style-name="T2">$ df</text:span> – disk <text:span text:style-name="T101">space </text:span>usage</text:p>
      <text:p text:style-name="P61"><text:span text:style-name="T2">$ du</text:span> – directory space usage</text:p>
      <text:p text:style-name="P56"><text:span text:style-name="T2">$ chmod</text:span> – <text:span text:style-name="T100">change access rights</text:span></text:p>
      <text:p text:style-name="P47"><text:span text:style-name="T2">$ chown</text:span> – <text:span text:style-name="T105">change file owner</text:span></text:p>
      <text:p text:style-name="P98"><text:span text:style-name="T2">$ groups</text:span> – print user's groups</text:p>
      <text:p text:style-name="P58"><text:span text:style-name="T10">$ uptime</text:span><text:span text:style-name="T100"> – </text:span><text:span text:style-name="T109">running</text:span><text:span text:style-name="T104"> system </text:span><text:span text:style-name="T109">time</text:span></text:p>
      <text:p text:style-name="P55"><text:span text:style-name="T2">$ </text:span><text:span text:style-name="T10">date</text:span><text:span text:style-name="T100"> – </text:span><text:span text:style-name="T104">date and time</text:span></text:p>
      <text:p text:style-name="P59"><text:span text:style-name="T2">$ cal</text:span> – calendar</text:p>
      <text:p text:style-name="P13"><text:span text:style-name="T10">$ find</text:span><text:span text:style-name="T100"> – </text:span><text:span text:style-name="T104">find files (suits to pattern searches)</text:span></text:p>
      <text:p text:style-name="P14"><text:span text:style-name="T60">-</text:span><text:span text:style-name="T61">name</text:span><text:span text:style-name="T79"> – </text:span><text:span text:style-name="T80">specif file name</text:span></text:p>
      <text:p text:style-name="P14"><text:span text:style-name="T62">-iname</text:span><text:span text:style-name="T80"> – non-sensitive file name</text:span></text:p>
      <text:p text:style-name="P62"><text:span text:style-name="T62">-path</text:span><text:span text:style-name="T80"> – matches entire file path</text:span></text:p>
      <text:p text:style-name="P58"><text:span text:style-name="T10">$ locate</text:span><text:span text:style-name="T100"> – </text:span><text:span text:style-name="T104">find files by name (suits </text:span><text:span text:style-name="T109">better</text:span><text:span text:style-name="T104"> for huge and deep searches)</text:span></text:p>
      <text:p text:style-name="P63"><text:span text:style-name="T2">$ history</text:span> – list commands history</text:p>
      <text:p text:style-name="P64"><text:span text:style-name="T2">$ trash-</text:span><text:span text:style-name="T20">empty</text:span><text:span text:style-name="T113"> – empty trash</text:span></text:p>
      <text:p text:style-name="P81"><text:span text:style-name="T7">$ man</text:span><text:span text:style-name="T49"> – </text:span>online manual page for a command</text:p>
      <text:p text:style-name="P15"><text:span text:style-name="T12">$ htop</text:span><text:span text:style-name="T99"> – </text:span><text:span text:style-name="T109">interactive </text:span><text:span text:style-name="T102">linux processes</text:span></text:p>
      <text:p text:style-name="P31"><text:span text:style-name="T2">/</text:span> – <text:span text:style-name="T111">incremental search / </text:span><text:span text:style-name="T18">\</text:span><text:span text:style-name="T111"> – incremental filter</text:span></text:p>
      <text:p text:style-name="P86"><text:span text:style-name="T2">k</text:span> – kill process / <text:span text:style-name="T2">t</text:span> – tree view / <text:span text:style-name="T2">M</text:span> – sort by memory</text:p>
      <text:p text:style-name="P16"><text:span text:style-name="T2">$ vim</text:span> – text editor on terminal</text:p>
      <text:p text:style-name="P32"><text:span text:style-name="T19">i</text:span><text:span text:style-name="T34"> – insert mode / </text:span><text:span text:style-name="T19">gi</text:span><text:span text:style-name="T34"> – restart insert mode at last insert</text:span></text:p>
      <text:p text:style-name="P35">I – insert at line’s beginning /A – append at line’s end</text:p>
      <text:p text:style-name="P33"><text:span text:style-name="T2">o</text:span><text:span text:style-name="T27"> – create new line after cursor</text:span></text:p>
      <text:p text:style-name="P34"><text:span text:style-name="T23">ESC</text:span><text:span text:style-name="T37"> – escape write mode / </text:span><text:span text:style-name="T2">:</text:span><text:span text:style-name="T27"> – enable command</text:span></text:p>
      <text:p text:style-name="P102"><text:span text:style-name="T50">w</text:span><text:span text:style-name="T66"> – save / </text:span><text:span text:style-name="T59">q</text:span><text:span text:style-name="T77"> – quit / </text:span><text:span text:style-name="T59">q!</text:span><text:span text:style-name="T77"> – force quit / </text:span><text:span text:style-name="T59">wq</text:span><text:span text:style-name="T77"> – save-quit</text:span></text:p>
      <text:p text:style-name="P17"><text:span text:style-name="T2">$ tar</text:span> – create or extract a compressed file</text:p>
      <text:p text:style-name="P37"><text:soft-page-break/><text:span text:style-name="T2">cf</text:span> – create .tar / <text:span text:style-name="T2">xf</text:span> – extract .tar / <text:span text:style-name="T2">czf</text:span> – create .gz</text:p>
      <text:p text:style-name="P84"><text:span text:style-name="T2">xzf</text:span> extra .gz / <text:span text:style-name="T2">cjf</text:span> – create .bz2 / <text:span text:style-name="T2">xjg</text:span> – extract .bz2</text:p>
      <text:p text:style-name="P65"><text:span text:style-name="T11">$ </text:span><text:span text:style-name="T17">bash</text:span><text:span text:style-name="T103"> – </text:span><text:span text:style-name="T110">run shell script</text:span></text:p>
      <text:p text:style-name="P93"><text:span text:style-name="T115">SHELL</text:span><text:span text:style-name="T118"> </text:span>SYMBOLS</text:p>
      <text:p text:style-name="P45"><text:span text:style-name="T2">-</text:span> <text:s/>– <text:span text:style-name="T48">arguments</text:span></text:p>
      <text:p text:style-name="P45"><text:span text:style-name="T6">&gt;</text:span><text:span text:style-name="T48"> <text:s/>– redirect standard output to a file</text:span></text:p>
      <text:p text:style-name="P45"><text:span text:style-name="T6">&gt;&gt;</text:span><text:span text:style-name="T48"> <text:s/>– append standard output to a file</text:span></text:p>
      <text:p text:style-name="P49"><text:span text:style-name="T6">&lt;</text:span><text:span text:style-name="T48"> <text:s/>– redirect standard input from a file</text:span></text:p>
      <text:p text:style-name="P100"><text:span text:style-name="T2">0</text:span> – standard input (<text:span text:style-name="T2">STDIN</text:span>)</text:p>
      <text:p text:style-name="P100"><text:span text:style-name="T2">1</text:span> – standard output (<text:span text:style-name="T2">STDOUT</text:span>)</text:p>
      <text:p text:style-name="P100"><text:span text:style-name="T2">2</text:span> – standard error (<text:span text:style-name="T2">STDERR</text:span>)</text:p>
      <text:p text:style-name="P47"><text:span text:style-name="T2">1&gt;2</text:span> – std output to same place as std error</text:p>
      <text:p text:style-name="P47"><text:span text:style-name="T2">2&gt;1</text:span> – std error to same place as std output</text:p>
      <text:p text:style-name="P45"><text:span text:style-name="T2">|</text:span> <text:s/>– pipe (use the output of the command on the left as the input to the command on the right)</text:p>
      <text:p text:style-name="P61"><text:span text:style-name="T2">&amp;</text:span> – background the <text:span text:style-name="T102">process</text:span> on the left</text:p>
      <text:p text:style-name="P100"><text:span text:style-name="T2">&amp;&gt;</text:span> <text:span text:style-name="T101">–</text:span> redicrect output as command's input</text:p>
      <text:p text:style-name="P66"><text:span text:style-name="T2">&amp;&amp;</text:span> – run two commands in sequence</text:p>
      <text:p text:style-name="P45"><text:span text:style-name="T2">!</text:span> – <text:span text:style-name="T103">repeat an old</text:span><text:span text:style-name="T99"> command</text:span></text:p>
      <text:p text:style-name="P67"><text:span text:style-name="T22">‘’</text:span><text:span text:style-name="T118"> – permit special characters</text:span></text:p>
      <text:p text:style-name="P68"><text:span text:style-name="T13">#!</text:span><text:span text:style-name="T106"> – interpreter for an execution under </text:span><text:span text:style-name="T109">linux</text:span></text:p>
      <text:p text:style-name="P69"><text:span text:style-name="T10">#!/</text:span><text:span text:style-name="T2">bin/bash</text:span><text:span text:style-name="T27"> – run shell file as a software</text:span></text:p>
      <text:p text:style-name="P91">ACCESS RIGHTS</text:p>
      <text:p text:style-name="P50"><text:span text:style-name="T2">u</text:span> – user / <text:span text:style-name="T2">g</text:span> – group / <text:span text:style-name="T2">o</text:span> – other / <text:span text:style-name="T2">a</text:span> – all</text:p>
      <text:p text:style-name="P45"><text:span text:style-name="T8">r</text:span><text:span text:style-name="T48"> <text:s/>– </text:span><text:span text:style-name="T98">read permission (</text:span><text:span text:style-name="T12">4</text:span><text:span text:style-name="T98">)</text:span></text:p>
      <text:p text:style-name="P45"><text:span text:style-name="T2">w</text:span> <text:s/>– <text:span text:style-name="T98">write permission (</text:span><text:span text:style-name="T8">2</text:span><text:span text:style-name="T98">)</text:span></text:p>
      <text:p text:style-name="P45"><text:span text:style-name="T2">x</text:span> <text:s/>– <text:span text:style-name="T98">execute permission (</text:span><text:span text:style-name="T12">1</text:span><text:span text:style-name="T98">)</text:span></text:p>
      <text:p text:style-name="P96"><text:span text:style-name="T2">=</text:span> – set/override permission for user</text:p>
      <text:p text:style-name="P46"><text:span text:style-name="T2">+</text:span> <text:s/>– add permission</text:p>
      <text:p text:style-name="P46"><text:span text:style-name="T2">-</text:span> <text:s/>– remove permission</text:p>
      <text:p text:style-name="P89">INSTALLATION</text:p>
      <text:p text:style-name="P18"><text:span text:style-name="T31">1) </text:span><text:span text:style-name="T10">$ </text:span><text:span text:style-name="T2">./</text:span><text:span text:style-name="T10">configure</text:span><text:span text:style-name="T100"> ~</text:span><text:span text:style-name="T121">&gt;</text:span><text:span text:style-name="T100"> </text:span><text:span text:style-name="T10">$ make</text:span><text:span text:style-name="T100"> ~</text:span><text:span text:style-name="T121">&gt;</text:span><text:span text:style-name="T100"> </text:span><text:span text:style-name="T11">$ make check</text:span></text:p>
      <text:p text:style-name="P51"><text:span text:style-name="T10"><text:tab/>$ make install</text:span><text:span text:style-name="T31"> ~</text:span><text:span text:style-name="T39">&gt;</text:span><text:span text:style-name="T31"> </text:span><text:span text:style-name="T11">$ make clean</text:span></text:p>
      <text:p text:style-name="P70"><text:span text:style-name="T43">2</text:span><text:span text:style-name="T42">) </text:span><text:span text:style-name="T25">$ gdebi package.deb</text:span><text:span text:style-name="T42"> – </text:span><text:span text:style-name="T43">same as </text:span><text:span text:style-name="T24">$ dpkg -i</text:span><text:span text:style-name="T43">, install packages, but also </text:span><text:span text:style-name="T42">install dependencies</text:span></text:p>
      <text:p text:style-name="P26">$ apt<text:span text:style-name="T27"> – </text:span><text:span text:style-name="T37">apt package handling utility</text:span></text:p>
      <text:p text:style-name="P39"><text:span text:style-name="T119">l</text:span>ist<text:span text:style-name="T27"> – list all apt packages</text:span></text:p>
      <text:p text:style-name="P39">--installed<text:span text:style-name="T27"> – list only installed packages</text:span></text:p>
      <text:p text:style-name="P40">--<text:span text:style-name="T122">fix-broken</text:span><text:span text:style-name="T40"> – </text:span><text:span text:style-name="T41">fix broken packages, </text:span><text:span text:style-name="T42">but careful!</text:span></text:p>
      <text:p text:style-name="P38"><text:span text:style-name="T2">update</text:span> – resynchronize package wit source list</text:p>
      <text:p text:style-name="P19"><text:span text:style-name="T60">install</text:span><text:span text:style-name="T78"> – install specific packages</text:span></text:p>
      <text:p text:style-name="P20"><text:span text:style-name="T64">install p</text:span><text:span text:style-name="T65">ac</text:span><text:span text:style-name="T64">k</text:span><text:span text:style-name="T65">a</text:span><text:span text:style-name="T64">g</text:span><text:span text:style-name="T65">e</text:span><text:span text:style-name="T64">=version</text:span><text:span text:style-name="T82"> – </text:span><text:span text:style-name="T83">install </text:span><text:span text:style-name="T82">specific version</text:span></text:p>
      <text:p text:style-name="P21"><text:span text:style-name="T63">upgrade</text:span><text:span text:style-name="T81"> – upgrade all installed system packages</text:span></text:p>
      <text:p text:style-name="P21"><text:span text:style-name="T63">--no-upgrade</text:span><text:span text:style-name="T81"> – prevent installed packages upgrade</text:span></text:p>
      <text:p text:style-name="P21"><text:span text:style-name="T63">--only-upgrade</text:span><text:span text:style-name="T81"> – prevent new packages installation</text:span></text:p>
      <text:p text:style-name="P22"><text:span text:style-name="T63">r</text:span><text:span text:style-name="T64">emove</text:span><text:span text:style-name="T82"> – uninstall packages (keep configuration)</text:span></text:p>
      <text:p text:style-name="P23"><text:span text:style-name="T60">purge</text:span><text:span text:style-name="T78"> – uninstall packages and configuration files</text:span></text:p>
      <text:p text:style-name="P24"><text:span text:style-name="T65">autoremove</text:span><text:span text:style-name="T93"> – </text:span><text:span text:style-name="T92">uninstall</text:span><text:span text:style-name="T91"> not used dependencies</text:span></text:p>
      <text:p text:style-name="P22"><text:span text:style-name="T64">clean</text:span><text:span text:style-name="T82"> – remove </text:span><text:span text:style-name="T86">all</text:span><text:span text:style-name="T85"> </text:span><text:span text:style-name="T82">files from </text:span><text:span text:style-name="T85">apt </text:span><text:span text:style-name="T82">cache </text:span><text:span text:style-name="T86">folders</text:span></text:p>
      <text:p text:style-name="P25"><text:span text:style-name="T64">a</text:span><text:span text:style-name="T65">utoclean</text:span><text:span text:style-name="T83"> – </text:span><text:span text:style-name="T82">remove </text:span><text:span text:style-name="T86">only out of date files</text:span></text:p>
      <text:p text:style-name="P20"><text:span text:style-name="T64">download</text:span><text:span text:style-name="T82"> – download packages (do not install)</text:span></text:p>
      <text:p text:style-name="P23"><text:span text:style-name="T60">source</text:span><text:span text:style-name="T78"> – download and unpack source code</text:span></text:p>
      <text:p text:style-name="P22"><text:span text:style-name="T64">--compile</text:span><text:span text:style-name="T82"> – also compile source code</text:span></text:p>
      <text:p text:style-name="P71"><text:span text:style-name="T64">check</text:span><text:span text:style-name="T82"> – update and check broken dependenci</text:span><text:span text:style-name="T84">es</text:span><text:span text:style-name="T78"> </text:span></text:p>
      <text:p text:style-name="P27">$ apt-cache<text:span text:style-name="T27"> – query the apt cache</text:span></text:p>
      <text:p text:style-name="P21"><text:span text:style-name="T58">pkgnames</text:span><text:span text:style-name="T88"> – list packages starting with </text:span><text:span text:style-name="T89">pattern</text:span></text:p>
      <text:p text:style-name="P41">search<text:span text:style-name="T27"> – short description / </text:span>show<text:span text:style-name="T27"> – long description</text:span></text:p>
      <text:p text:style-name="P87">s<text:span text:style-name="T120">howpkg</text:span><text:span text:style-name="T38"> – dependencies / </text:span><text:span text:style-name="T120">stats</text:span><text:span text:style-name="T38"> – overall statistics</text:span></text:p>
      <text:p text:style-name="P30"><text:span text:style-name="T11">$</text:span><text:span text:style-name="T2">snap</text:span> – <text:span text:style-name="T125">interact with snap packages</text:span></text:p>
      <text:p text:style-name="P36"><text:span text:style-name="T2">list</text:span> – <text:span text:style-name="T125">list </text:span><text:span text:style-name="T126">installed</text:span><text:span text:style-name="T125"> </text:span><text:span text:style-name="T126">snap </text:span><text:span text:style-name="T125">packages</text:span></text:p>
      <text:p text:style-name="P42"><text:span text:style-name="T96">find</text:span><text:span text:style-name="T97"> – find package</text:span></text:p>
      <text:p text:style-name="P28"><text:span text:style-name="T76">install</text:span><text:span text:style-name="T89"> – </text:span><text:span text:style-name="T90">install package</text:span></text:p>
      <text:p text:style-name="P29"><text:span text:style-name="T75">r</text:span><text:span text:style-name="T66">emove</text:span><text:span text:style-name="T87"> – </text:span><text:span text:style-name="T90">uninstall package</text:span></text:p>
      <text:p text:style-name="P82"><text:span text:style-name="T66">refresh</text:span><text:span text:style-name="T87"> – upgrade snap packages</text:span></text:p>
      <text:p text:style-name="P29">$ flatpak<text:span text:style-name="T27"> – </text:span><text:span text:style-name="T43">build, install and run applications</text:span></text:p>
      <text:p text:style-name="P88">install<text:span text:style-name="T27"> – </text:span></text:p>
      <text:p text:style-name="P90">GLOBBING</text:p>
      <text:p text:style-name="P52"><text:span text:style-name="T2">?</text:span> – <text:span text:style-name="T107">match any single character</text:span></text:p>
      <text:p text:style-name="P52"><text:span text:style-name="T2">??</text:span> – <text:span text:style-name="T107">match any two characters </text:span><text:span text:style-name="T117">(and so on)</text:span></text:p>
      <text:p text:style-name="P72"><text:span text:style-name="T9">*</text:span><text:span text:style-name="T30"> – </text:span><text:span text:style-name="T32">match any string</text:span></text:p>
      <text:p text:style-name="P74"><text:span text:style-name="T14">,</text:span><text:span text:style-name="T32"> – match multiple condition </text:span><text:span text:style-name="T27">(</text:span><text:span text:style-name="T43">e.g. </text:span><text:span text:style-name="T27">[</text:span><text:span text:style-name="T43">1</text:span><text:span text:style-name="T27">,</text:span><text:span text:style-name="T43">5</text:span><text:span text:style-name="T27">])</text:span></text:p>
      <text:p text:style-name="P73"><text:span text:style-name="T14">-</text:span><text:span text:style-name="T32"> – </text:span><text:span text:style-name="T27">match all characters in between (</text:span><text:span text:style-name="T43">e.g. </text:span><text:span text:style-name="T27">[1-5])</text:span></text:p>
      <text:p text:style-name="P75"><text:span text:style-name="T2">[x,y,z]</text:span> – match any character inside brackets</text:p>
      <text:p text:style-name="P76"><text:span text:style-name="T14">{x,y,z}</text:span><text:span text:style-name="T107"> – match any string inside braces</text:span></text:p>
      <text:p text:style-name="P73"><text:span text:style-name="T2">!</text:span><text:span text:style-name="T27"> </text:span><text:span text:style-name="T35">– </text:span><text:span text:style-name="T36">match pattern at string’s beginning</text:span></text:p>
      <text:p text:style-name="P73"><text:span text:style-name="T21">\</text:span><text:span text:style-name="T36"> – </text:span><text:span text:style-name="T27">protect subsequent character</text:span></text:p>
      <text:p text:style-name="P94"><text:span text:style-name="T116">DEFAULT</text:span><text:span text:style-name="T123"> APPS</text:span></text:p>
      <text:p text:style-name="P77"><text:span text:style-name="T2">$ gedit</text:span><text:span text:style-name="T27"> – text editor</text:span></text:p>
      <text:p text:style-name="P78"><text:span text:style-name="T2">$ eog</text:span> – <text:span text:style-name="T124">view image files</text:span></text:p>
      <text:p text:style-name="P78"><text:span text:style-name="T2">$ evince</text:span> – <text:span text:style-name="T124">read .pdf files</text:span></text:p>
      <text:p text:style-name="P78"><text:span text:style-name="T2">$ tad</text:span> – view .csv files</text:p>
      <text:p text:style-name="P79"><text:span text:style-name="T2">$ gufw</text:span> – uncomplicated linux firewa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398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in" fo:margin-bottom="0.1181in" loext:contextual-spacing="false" fo:text-align="center" style:justify-single-word="false" style:page-number="auto"/>
      <style:text-properties style:font-name="Liberation Serif1" fo:font-family="'Liberation Serif'" style:font-style-name="Bold" style:font-family-generic="roman" style:font-pitch="variable" fo:font-size="13pt" fo:font-weight="bold" style:font-size-asian="28pt" style:font-weight-asian="bold" style:font-size-complex="28pt" style:font-weight-complex="bold"/>
    </style:style>
    <style:style style:name="LINES" style:family="paragraph" style:parent-style-name="Standard">
      <style:text-properties officeooo:rsid="0015ad85"/>
    </style:style>
    <style:style style:name="STYLE1" style:family="paragraph" style:parent-style-name="LINES"/>
    <style:style style:name="STYLE2" style:family="paragraph" style:parent-style-name="STYLE1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" style:family="paragraph" style:parent-style-name="Standard">
      <style:paragraph-properties fo:margin-top="0in" fo:margin-bottom="0.0984in" loext:contextual-spacing="false"/>
    </style:style>
    <style:style style:name="SUBTEXT" style:family="paragraph" style:parent-style-name="Standard">
      <style:paragraph-properties fo:margin-top="0in" fo:margin-bottom="0.0984in" loext:contextual-spacing="false"/>
      <style:text-properties officeooo:rsid="00128bde"/>
    </style:style>
    <style:style style:name="TITLE" style:family="paragraph" style:parent-style-name="Title">
      <style:paragraph-properties fo:margin-top="0.0783in" fo:margin-bottom="0.1575in" loext:contextual-spacing="false" fo:text-align="center" style:justify-single-word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0634in" fo:page-height="8.2681in" style:num-format="1" style:print-orientation="landscape" fo:margin-top="0.5665in" fo:margin-bottom="0.5665in" fo:margin-left="0.5665in" fo:margin-right="0.5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>
          <style:column-sep style:width="0.0173in" style:color="#000000" style:height="100%" style:style="solid"/>
          <style:column style:rel-width="4766*" fo:start-indent="0in" fo:end-indent="0in"/>
          <style:column style:rel-width="4766*" fo:start-indent="0in" fo:end-indent="0in"/>
          <style:column style:rel-width="4767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2:47:15.357016882</meta:creation-date>
    <dc:date>2020-05-04T11:35:29.599131202</dc:date>
    <meta:editing-duration>PT3H10M32S</meta:editing-duration>
    <meta:editing-cycles>30</meta:editing-cycles>
    <meta:generator>LibreOffice/6.4.2.2$Linux_X86_64 LibreOffice_project/40$Build-2</meta:generator>
    <meta:document-statistic meta:table-count="0" meta:image-count="0" meta:object-count="0" meta:page-count="2" meta:paragraph-count="161" meta:word-count="983" meta:character-count="5775" meta:non-whitespace-character-count="4765"/>
  </office:meta>
</office:document-meta>
</file>